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15 (Iteration 0)</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
      <text:p text:style-name="Text_20_body">Förra veckan drog projektet igång och då gick mycket av tiden åt till att studera Socket.io och Node.js som jag sedan tidigare inte har mycket erfarenhet av. Jag funderade också mycket på hur spelet skulle fungera, och kom igång ganska bra med att skriva på visionen, men också detta tog lite längre tid än planerat.</text:p>
      <text:p text:style-name="Text_20_body"/>
      <text:h text:style-name="Heading_20_2" text:outline-level="2">Tidsrapport</text:h>
      <text:p text:style-name="Text_20_body">Se kalkylbladet Tidsrapport_v15.</text:p>
      <text:p text:style-name="Text_20_body"/>
      <text:h text:style-name="Heading_20_2" text:outline-level="2">Mål</text:h>
      <text:p text:style-name="Text_20_body">Målet med denna iteration får nog vara att komma igång med dokumentation och Product Backlog. Jag ska också börja planera spelet lite mer ingåend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4-06T13:31:49.83</dc:date>
    <dc:creator>Henrik Gabrielsson</dc:creator>
    <meta:editing-duration>PT3H12M56S</meta:editing-duration>
    <meta:editing-cycles>23</meta:editing-cycles>
    <meta:generator>OpenOffice/4.0.1$Win32 OpenOffice.org_project/401m5$Build-9714</meta:generator>
    <meta:document-statistic meta:table-count="0" meta:image-count="0" meta:object-count="0" meta:page-count="1" meta:paragraph-count="9" meta:word-count="100" meta:character-count="648"/>
  </office:meta>
</office:document-meta>
</file>